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6" style:family="paragraph" style:parent-style-name="Standard">
      <style:text-properties style:font-name="Liberation Sans" fo:font-size="12pt" officeooo:rsid="0e31e111" officeooo:paragraph-rsid="0e31e111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3f73f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rsid="043ccc66" officeooo:paragraph-rsid="0e1fcb79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Footnote">
      <style:text-properties officeooo:rsid="0e2b2f17" officeooo:paragraph-rsid="0e2b2f17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2fdc07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0780d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fo:language="nl" fo:country="NL" fo:font-weight="normal" officeooo:rsid="0e3321a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fo:language="nl" fo:country="NL" fo:font-weight="normal" officeooo:rsid="0e34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9" style:family="text">
      <style:text-properties fo:color="#000000" loext:opacity="100%" fo:language="nl" fo:country="NL" fo:font-weight="bold" officeooo:rsid="0e3321a9" fo:background-color="transparent" loext:char-shading-value="0" style:language-asian="nl" style:country-asian="NL" style:font-weight-asian="bold" style:font-name-complex="Bitstream Vera Sans" style:font-weight-complex="bold"/>
    </style:style>
    <style:style style:name="T31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6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49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0" style:family="text">
      <style:text-properties fo:color="#000000" loext:opacity="100%" officeooo:rsid="004804ae"/>
    </style:style>
    <style:style style:name="T351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7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7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7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7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7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7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7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7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78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officeooo:rsid="047da547"/>
    </style:style>
    <style:style style:name="T38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6" style:family="text">
      <style:text-properties style:use-window-font-color="true" loext:opacity="0%" style:font-name="Liberation Sans" fo:font-size="12pt" style:font-size-asian="12pt" style:font-size-complex="12pt"/>
    </style:style>
    <style:style style:name="T40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9" style:family="text">
      <style:text-properties officeooo:rsid="04473353"/>
    </style:style>
    <style:style style:name="T41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officeooo:rsid="0a6f0a69"/>
    </style:style>
    <style:style style:name="T413" style:family="text">
      <style:text-properties officeooo:rsid="0aace3cd"/>
    </style:style>
    <style:style style:name="T414" style:family="text">
      <style:text-properties officeooo:rsid="0b952edb"/>
    </style:style>
    <style:style style:name="T415" style:family="text">
      <style:text-properties fo:font-size="8pt" style:font-size-asian="8pt" style:font-size-complex="8pt" loext:padding="0.049cm" loext:border="0.31pt solid #000000"/>
    </style:style>
    <style:style style:name="T416" style:family="text">
      <style:text-properties officeooo:rsid="0394a435"/>
    </style:style>
    <style:style style:name="T417" style:family="text">
      <style:text-properties officeooo:rsid="0be4091b"/>
    </style:style>
    <style:style style:name="T418" style:family="text">
      <style:text-properties officeooo:rsid="0bf888a9"/>
    </style:style>
    <style:style style:name="T419" style:family="text">
      <style:text-properties officeooo:rsid="0cf7e116"/>
    </style:style>
    <style:style style:name="T420" style:family="text">
      <style:text-properties officeooo:rsid="0d52ea33"/>
    </style:style>
    <style:style style:name="T421" style:family="text">
      <style:text-properties officeooo:rsid="0de11971"/>
    </style:style>
    <style:style style:name="T422" style:family="text">
      <style:text-properties style:font-name="Liberation Sans"/>
    </style:style>
    <style:style style:name="T423" style:family="text">
      <style:text-properties style:font-name="Liberation Sans" fo:font-size="12pt"/>
    </style:style>
    <style:style style:name="T424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6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1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font-name="Liberation Sans" fo:font-size="12pt" fo:font-style="normal" officeooo:rsid="00bddfbe" style:font-size-asian="12pt" style:font-size-complex="12pt"/>
    </style:style>
    <style:style style:name="T433" style:family="text">
      <style:text-properties style:font-name="Liberation Sans" fo:font-size="12pt" officeooo:rsid="047da547" style:font-size-asian="12pt"/>
    </style:style>
    <style:style style:name="T434" style:family="text">
      <style:text-properties style:font-name="Liberation Sans" fo:font-size="12pt" style:font-size-asian="12pt" style:font-size-complex="12pt"/>
    </style:style>
    <style:style style:name="T435" style:family="text">
      <style:text-properties style:font-name="Liberation Sans" fo:font-size="12pt" officeooo:rsid="01657261" style:font-size-asian="12pt" style:font-size-complex="12pt"/>
    </style:style>
    <style:style style:name="T436" style:family="text">
      <style:text-properties style:font-name="Liberation Sans" fo:font-size="12pt" officeooo:rsid="00bddfbe" style:font-size-asian="12pt" style:font-size-complex="12pt"/>
    </style:style>
    <style:style style:name="T437" style:family="text">
      <style:text-properties style:font-name="Liberation Sans" fo:font-size="12pt" officeooo:rsid="050aa1f1" style:font-size-asian="12pt" style:font-size-complex="12pt"/>
    </style:style>
    <style:style style:name="T438" style:family="text">
      <style:text-properties style:font-name="Liberation Sans" fo:font-size="12pt" officeooo:rsid="05903285" style:font-size-asian="12pt" style:font-size-complex="12pt"/>
    </style:style>
    <style:style style:name="T439" style:family="text">
      <style:text-properties style:font-name="Liberation Sans" fo:font-size="12pt" officeooo:rsid="0594b105" style:font-size-asian="12pt" style:font-size-complex="12pt"/>
    </style:style>
    <style:style style:name="T440" style:family="text">
      <style:text-properties style:font-name="Liberation Sans" fo:font-size="12pt" officeooo:rsid="0d1ec96e" style:font-size-asian="12pt" style:font-size-complex="12pt"/>
    </style:style>
    <style:style style:name="T441" style:family="text">
      <style:text-properties style:font-name="Liberation Sans" officeooo:rsid="047fb57c"/>
    </style:style>
    <style:style style:name="T442" style:family="text">
      <style:text-properties style:font-name="Liberation Sans" officeooo:rsid="047da547"/>
    </style:style>
    <style:style style:name="T443" style:family="text">
      <style:text-properties officeooo:rsid="0dfbebc7"/>
    </style:style>
    <style:style style:name="T444" style:family="text">
      <style:text-properties officeooo:rsid="01657261" style:font-size-complex="12pt"/>
    </style:style>
    <style:style style:name="T445" style:family="text">
      <style:text-properties officeooo:rsid="0e1061f0"/>
    </style:style>
    <style:style style:name="T446" style:family="text">
      <style:text-properties officeooo:rsid="0e1fd37f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officeooo:rsid="0e319beb" style:font-weight-asian="bold" style:font-weight-complex="bold"/>
    </style:style>
    <style:style style:name="T449" style:family="text">
      <style:text-properties officeooo:rsid="0e2e0824"/>
    </style:style>
    <style:style style:name="T450" style:family="text">
      <style:text-properties officeooo:rsid="0e319be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Strong_20_Emphasis"><text:span text:style-name="T311">C</text:span></text:span><text:span text:style-name="Strong_20_Emphasis"><text:span text:style-name="T310">hecklist voor </text:span></text:span><text:span text:style-name="Strong_20_Emphasis"><text:span text:style-name="T312">de installatie</text:span></text:span><text:span text:style-name="Strong_20_Emphasis"><text:span text:style-name="T310"> van </text:span></text:span><text:reference-mark-start text:name="Distributie"/><text:span text:style-name="Strong_20_Emphasis"><text:span text:style-name="T313">Ubuntu</text:span></text:span><text:reference-mark-end text:name="Distributie"/><text:span text:style-name="Strong_20_Emphasis"><text:span text:style-name="T313"> </text:span></text:span><text:reference-mark-start text:name="Versie"/><text:span text:style-name="Strong_20_Emphasis"><text:span text:style-name="T314">2</text:span></text:span><text:span text:style-name="Strong_20_Emphasis"><text:span text:style-name="T320">2</text:span></text:span><text:span text:style-name="Strong_20_Emphasis"><text:span text:style-name="T315">.04</text:span></text:span><text:reference-mark-end text:name="Versie"/><text:span text:style-name="Strong_20_Emphasis"><text:span text:style-name="T321"> </text:span></text:span><text:span text:style-name="Strong_20_Emphasis"><text:span text:style-name="T322">LTS</text:span></text:span><text:span text:style-name="Strong_20_Emphasis"><text:span text:style-name="T316"><text:note text:id="ftn1" text:note-class="footnote"><text:note-citation>1</text:note-citation><text:note-body><text:p text:style-name="P92"><text:span text:style-name="T416">Deze versie </text:span><text:span text:style-name="T417">2</text:span><text:span text:style-name="T443">2</text:span><text:span text:style-name="T417">.04 </text:span><text:span text:style-name="T416">heeft codenaam Jammy Jellyfish (</text:span><text:span text:style-name="T351">jammy</text:span><text:span text:style-name="T416">) en is een zogenaamde LTS-versie (</text:span><text:span text:style-name="T421">LTS=</text:span><text:span text:style-name="T416">Long-Term Support, langetermijnondersteuning). <text:s/>Een LTS-versie verschijnt iedere twee jaar </text:span><text:span text:style-name="T420">in </text:span><text:span text:style-name="T416">april (deze in april 202</text:span><text:span text:style-name="T443">2</text:span><text:span text:style-name="T416">) en wordt </text:span><text:span text:style-name="T446">standaard </text:span><text:span text:style-name="T416">vanaf vrijgave </text:span><text:span text:style-name="T289">vijf</text:span><text:span text:style-name="T416"> jaar ondersteund</text:span><text:span text:style-name="T412"> </text:span><text:span text:style-name="T416">(</text:span><text:span text:style-name="T418">updates </text:span><text:span text:style-name="T416">tot april 202</text:span><text:span text:style-name="T443">7</text:span><text:span text:style-name="T412">)</text:span><text:span text:style-name="T416">.</text:span></text:p></text:note-body></text:note></text:span></text:span><text:span text:style-name="Strong_20_Emphasis"><text:span text:style-name="T317"> </text:span></text:span><text:reference-mark-start text:name="Editie"/><text:span text:style-name="Strong_20_Emphasis"><text:span text:style-name="T318">desktop</text:span></text:span><text:reference-mark-end text:name="Editie"/><text:span text:style-name="Strong_20_Emphasis"><text:span text:style-name="T319">.</text:span></text:span></text:p>
      <text:p text:style-name="P9"/>
      <text:p text:style-name="P91"><text:span text:style-name="T53">Kijk op</text:span><text:span text:style-name="T310"> </text:span><text:a xlink:type="simple" xlink:href="https://karelzimmer.nl/" text:style-name="Internet_20_link" text:visited-style-name="Visited_20_Internet_20_Link"><text:span text:style-name="Internet_20_link"><text:span text:style-name="T424">karelzimmer.nl</text:span></text:span></text:a><text:span text:style-name="T310"> </text:span><text:span text:style-name="T379">voor</text:span><text:span text:style-name="T380"> </text:span><text:span text:style-name="T381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7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22">V</text:span><text:span text:style-name="T441">ul de waarden in het tekstvak achter de </text:span><text:span text:style-name="Definition"><text:span text:style-name="T433">schuingedrukte</text:span></text:span><text:span text:style-name="T422"> </text:span><text:span text:style-name="T442">woorden </text:span><text:span text:style-name="T382">(zie toelichting)</text:span><text:span text:style-name="T442">:</text:span></text:p>
      <text:p text:style-name="P3"><text:span text:style-name="Definition"><text:span text:style-name="T400">g</text:span></text:span><text:span text:style-name="Definition"><text:span text:style-name="T399">ebruiker</text:span></text:span><text:span text:style-name="Definition"><text:span text:style-name="T388"><text:tab/><text:tab/></text:span></text:span><text:span text:style-name="Definition"><text:span text:style-name="T406"> <text:tab/><text:tab/></text:span></text:span><text:span text:style-name="T389"><draw:control text:anchor-type="as-char" svg:y="-0.429cm" draw:z-index="14" draw:name="Gebruiker" draw:style-name="gr2" draw:text-style-name="P103" svg:width="6.061cm" svg:height="0.6cm" draw:control="control15"><svg:title>Gebruiker</svg:title><svg:desc>Volledige naam, bijv. Jan Stek</svg:desc></draw:control></text:span><text:span text:style-name="T389"><text:tab/></text:span><text:span text:style-name="T390">(</text:span><text:span text:style-name="T384">volledige naam, bijv. </text:span><text:span text:style-name="T386">J</text:span><text:span text:style-name="T405">a</text:span><text:span text:style-name="T386">n </text:span><text:span text:style-name="T405">Jansen</text:span><text:span text:style-name="T385">)</text:span></text:p>
      <text:p text:style-name="Standard"><text:span text:style-name="Definition"><text:span text:style-name="T400">g</text:span></text:span><text:span text:style-name="Definition"><text:span text:style-name="T399">ebruikersnaam</text:span></text:span><text:span text:style-name="Definition"><text:span text:style-name="T383"><text:tab/></text:span></text:span><text:span text:style-name="Definition"><text:span text:style-name="T383"><draw:control text:anchor-type="as-char" svg:y="-0.429cm" draw:z-index="15" draw:name="Gberuikersnaam" draw:style-name="gr2" draw:text-style-name="P103" svg:width="6.061cm" svg:height="0.6cm" draw:control="control16"><svg:title>Gebruikersnaam</svg:title><svg:desc>Korte naam, bijv. jan</svg:desc></draw:control></text:span></text:span><text:span text:style-name="Definition"><text:span text:style-name="T383"><text:tab/></text:span></text:span><text:span text:style-name="T425">(korte naam, bijv. </text:span><text:span text:style-name="T325">j</text:span><text:span text:style-name="T326">an</text:span><text:span text:style-name="T425">)</text:span></text:p>
      <text:p text:style-name="P2"><text:span text:style-name="Definition"><text:span text:style-name="T403">c</text:span></text:span><text:span text:style-name="Definition"><text:span text:style-name="T402">omputernaam</text:span></text:span><text:span text:style-name="Definition"><text:span text:style-name="T391"><text:tab/><text:tab/></text:span></text:span><text:span text:style-name="Definition"><text:span text:style-name="T389"><draw:control text:anchor-type="as-char" svg:y="-0.429cm" draw:z-index="16" draw:name="Computernaam" draw:style-name="gr2" draw:text-style-name="P103" svg:width="6.061cm" svg:height="0.6cm" draw:control="control17"><svg:title>Computernaam</svg:title><svg:desc>Unieke naam van de computer</svg:desc></draw:control></text:span></text:span><text:span text:style-name="Definition"><text:span text:style-name="T389"><text:tab/></text:span></text:span><text:span text:style-name="Definition"><text:span text:style-name="T392">(</text:span></text:span><text:span text:style-name="Definition"><text:span text:style-name="T393">naam van de compute</text:span></text:span><text:span text:style-name="Definition"><text:span text:style-name="T394">r, </text:span></text:span><text:span text:style-name="Definition"><text:span text:style-name="T395">bijv. pc01</text:span></text:span><text:span text:style-name="Definition"><text:span text:style-name="T392">)</text:span></text:span></text:p>
      <text:p text:style-name="P2"><text:span text:style-name="Definition"><text:span text:style-name="T400">o</text:span></text:span><text:span text:style-name="Definition"><text:span text:style-name="T399">pstartmenu</text:span></text:span><text:span text:style-name="Definition"><text:span text:style-name="T389"><text:tab/><text:tab/><text:tab/></text:span></text:span><text:span text:style-name="Definition"><text:span text:style-name="T389"><draw:control text:anchor-type="as-char" svg:y="-0.429cm" draw:z-index="17" draw:name="Opstartmenu" draw:style-name="gr2" draw:text-style-name="P103" svg:width="6.061cm" svg:height="0.6cm" draw:control="control18"><svg:title>Opstartmenu</svg:title><svg:desc>Toets voor het opstartmenu ("bootmenu")</svg:desc></draw:control></text:span></text:span><text:span text:style-name="Definition"><text:span text:style-name="T389"><text:tab/></text:span></text:span><text:span text:style-name="Definition"><text:span text:style-name="T392">(</text:span></text:span><text:span text:style-name="Definition"><text:span text:style-name="T393">to</text:span></text:span><text:span text:style-name="Definition"><text:span text:style-name="T396">ets voor het opstartmedium</text:span></text:span><text:span text:style-name="Definition"><text:span text:style-name="T397">)</text:span></text:span></text:p>
      <text:p text:style-name="P2"><text:span text:style-name="Definition"><text:span text:style-name="T403">i</text:span></text:span><text:span text:style-name="Definition"><text:span text:style-name="T404">nstellingen</text:span></text:span><text:span text:style-name="T392"><text:tab/><text:tab/> <text:tab/></text:span><text:span text:style-name="T392"><draw:control text:anchor-type="as-char" svg:y="-0.429cm" draw:z-index="13" draw:name="Instellingen" draw:style-name="gr2" draw:text-style-name="P103" svg:width="6.061cm" svg:height="0.6cm" draw:control="control14"><svg:title>Instellingen</svg:title><svg:desc>Toets voor het BIOS/UEFI-scherm ("setup")</svg:desc></draw:control></text:span><text:span text:style-name="T392"><text:tab/>(</text:span><text:span text:style-name="T393">toets voor het BIOS/UEFI-scherm</text:span><text:span text:style-name="T392">)</text:span></text:p>
      <text:p text:style-name="P5"><text:span text:style-name="Definition"><text:span text:style-name="T400">g</text:span></text:span><text:span text:style-name="Definition"><text:span text:style-name="T399">ebruiker</text:span></text:span><text:span text:style-name="Definition"><text:span text:style-name="T401">2</text:span></text:span><text:span text:style-name="Definition"><text:span text:style-name="T388"><text:tab/></text:span></text:span><text:span text:style-name="Definition"><text:span text:style-name="T406"> <text:tab/><text:tab/></text:span></text:span><text:span text:style-name="T389"><draw:control text:anchor-type="as-char" svg:y="-0.429cm" draw:z-index="26" draw:name="Gebruiker 1" draw:style-name="gr2" draw:text-style-name="P103" svg:width="6.061cm" svg:height="0.6cm" draw:control="control27"><svg:title>Gebruiker</svg:title><svg:desc>Volledige naam, bijv. Jan Stek</svg:desc></draw:control></text:span><text:span text:style-name="T389"><text:tab/></text:span><text:span text:style-name="T390">(</text:span><text:span text:style-name="T384">volledige naam </text:span><text:span text:style-name="T387">evt. 2</text:span><text:span text:style-name="T407">e</text:span><text:span text:style-name="T387"> gebruiker</text:span><text:span text:style-name="T385">)</text:span></text:p>
      <text:p text:style-name="P93"><text:span text:style-name="Definition"><text:span text:style-name="T400">g</text:span></text:span><text:span text:style-name="Definition"><text:span text:style-name="T399">ebruikersnaam</text:span></text:span><text:span text:style-name="Definition"><text:span text:style-name="T401">2</text:span></text:span><text:span text:style-name="Definition"><text:span text:style-name="T383"><text:tab/></text:span></text:span><text:span text:style-name="Definition"><text:span text:style-name="T383"><draw:control text:anchor-type="as-char" svg:y="-0.429cm" draw:z-index="27" draw:name="Gberuikersnaam 1" draw:style-name="gr2" draw:text-style-name="P103" svg:width="6.061cm" svg:height="0.6cm" draw:control="control28"><svg:title>Gebruikersnaam</svg:title><svg:desc>Korte naam, bijv. jan</svg:desc></draw:control></text:span></text:span><text:span text:style-name="Definition"><text:span text:style-name="T383"><text:tab/></text:span></text:span><text:span text:style-name="T425">(korte naam</text:span><text:span text:style-name="T326"> </text:span><text:span text:style-name="T398">evt. 2</text:span><text:span text:style-name="T408">e</text:span><text:span text:style-name="T398"> gebruiker</text:span><text:span text:style-name="T425">)</text:span></text:p>
      <text:p text:style-name="P5"><text:span text:style-name="T327">Vervang </text:span><text:span text:style-name="Definition"><text:span text:style-name="T427">schuingedrukte</text:span></text:span><text:span text:style-name="T327"> </text:span><text:span text:style-name="T328">woorden </text:span><text:span text:style-name="T327">in deze checklist door </text:span><text:span text:style-name="T328">boven</text:span><text:span text:style-name="T327">staande waarden.</text:span></text:p>
      <text:p text:style-name="P12"/>
      <text:p text:style-name="P1"><text:span text:style-name="Strong_20_Emphasis"><text:span text:style-name="T335"/></text:span></text:p>
      <text:p text:style-name="P4"><text:span text:style-name="T329">Nog niet op Linux?<text:tab/></text:span><text:span text:style-name="T333"><text:tab/></text:span><text:span text:style-name="T334">G</text:span><text:span text:style-name="T330">ebruik </text:span><text:span text:style-name="Strong_20_Emphasis"><text:span text:style-name="T337">Checklist migratie</text:span></text:span><text:span text:style-name="T330"> op </text:span><text:a xlink:type="simple" xlink:href="https://karelzimer.nl/" text:style-name="Internet_20_link" text:visited-style-name="Visited_20_Internet_20_Link"><text:span text:style-name="Internet_20_link"><text:span text:style-name="T426">karelzimmer.nl</text:span></text:span></text:a><text:span text:style-name="T331"> onder </text:span><text:span text:style-name="T336">Linux</text:span><text:span text:style-name="T332">.</text:span></text:p>
      <text:p text:style-name="P48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5"/>
      <text:list xml:id="list297369507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997614460240">
          <table:table-cell table:style-name="_31_._5f_Installatie_5f_voorbereiden.A1" office:value-type="string">
            <text:p text:style-name="P67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2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7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3997613898928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3997614829440">
          <table:table-cell table:style-name="_31_._5f_Installatie_5f_voorbereiden.A1" office:value-type="string">
            <text:p text:style-name="P65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2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1">Aanmelden als </text:span></text:span><text:span text:style-name="Definition"><text:span text:style-name="T429">gebruike</text:span></text:span><text:span text:style-name="Definition"><text:span text:style-name="T430">r</text:span></text:span><text:span text:style-name="Strong_20_Emphasis"><text:span text:style-name="T102"><text:note text:id="ftn3" text:note-class="footnote"><text:note-citation>3</text:note-citation><text:note-body><text:p text:style-name="P85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399761482972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3997614830016">
          <table:table-cell table:style-name="_31_._5f_Installatie_5f_voorbereiden.A1" office:value-type="string">
            <text:p text:style-name="P59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3997614830304">
          <table:table-cell table:style-name="_31_._5f_Installatie_5f_voorbereiden.A1" office:value-type="string">
            <text:p text:style-name="P74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4"><text:span text:style-name="T434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279">wget karelzimmer.nl/</text:span></text:span><text:span text:style-name="User_20_Entry"><text:span text:style-name="T280">kz</text:span></text:span><text:span text:style-name="User_20_Entry"><text:span text:style-name="T259"><text:line-break/></text:span></text:span><text:span text:style-name="User_20_Entry"><text:span text:style-name="T279">bash </text:span></text:span><text:span text:style-name="User_20_Entry"><text:span text:style-name="T280">kz</text:span></text:span></text:p>
          </table:table-cell>
        </table:table-row>
        <table:table-row table:style-name="TableLine93997614830592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9"><text:span text:style-name="T434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3997614830880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3997614831168">
          <table:table-cell table:style-name="_31_._5f_Installatie_5f_voorbereiden.A1" office:value-type="string">
            <text:p text:style-name="P59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3"><text:span text:style-name="T287">D</text:span>e <text:span text:style-name="T415">Super</text:span>-toets <text:span text:style-name="T287">is </text:span>de Windows<text:span text:style-name="T419">-</text:span><text:span text:style-name="T414">toets</text:span>, <text:span text:style-name="T419">C</text:span>ommand-<text:span text:style-name="T414">toets</text:span>, of <text:span text:style-name="T419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3997614831456">
          <table:table-cell table:style-name="_31_._5f_Installatie_5f_voorbereiden.A1" office:value-type="string">
            <text:p text:style-name="P75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80410255822034" text:continue-numbering="true" text:style-name="L1">
        <text:list-item>
          <text:p text:style-name="P100"><text:bookmark-start text:name="__RefNumPara__4009_1271708128"/><text:span text:style-name="Strong_20_Emphasis"><text:span text:style-name="T423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97614757488">
          <table:table-cell table:style-name="_32_._5f_Installatie_5f_uitvoeren.A1" office:value-type="string">
            <text:p text:style-name="P59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50">een </text:span><text:span text:style-name="T350"><text:reference-ref text:reference-format="text" text:ref-name="Distributie">Ubuntu</text:reference-ref></text:span><text:span text:style-name="T350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2"><text:span text:style-name="T409">Vanaf ee</text:span>n Live <text:span text:style-name="T413">USB-stick of </text:span><text:span text:style-name="T288">C</text:span><text:span text:style-name="T413">D</text:span><text:span text:style-name="T3"> </text:span>kunt <text:span text:style-name="T409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4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11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10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45">Waar </text:span>in deze checklist “CD” <text:span text:style-name="T445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2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44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35">instellingen</text:span></text:span><text:span text:style-name="T260">.</text:span></text:p>
          </table:table-cell>
        </table:table-row>
        <table:table-row table:style-name="TableLine93997614821456">
          <table:table-cell table:style-name="_32_._5f_Installatie_5f_uitvoeren.A1" office:value-type="string">
            <text:p text:style-name="P59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3997614883520">
          <table:table-cell table:style-name="_32_._5f_Installatie_5f_uitvoeren.A1" office:value-type="string">
            <text:p text:style-name="P59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19"><text:span text:style-name="T339">Kies </text:span><text:span text:style-name="T338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39">.</text:span></text:p>
          </table:table-cell>
        </table:table-row>
        <table:table-row table:style-name="TableLine9399761481075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34"><text:s/></text:span></text:span><text:span text:style-name="T118"><draw:control text:anchor-type="as-char" draw:z-index="3" draw:name="Vorm12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3997615046576">
          <table:table-cell table:style-name="_32_._5f_Installatie_5f_uitvoeren.A1" office:value-type="string">
            <text:p text:style-name="P59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3997615046864">
          <table:table-cell table:style-name="_32_._5f_Installatie_5f_uitvoeren.A1" office:value-type="string">
            <text:p text:style-name="P59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3997615047152">
          <table:table-cell table:style-name="_32_._5f_Installatie_5f_uitvoeren.A1" office:value-type="string">
            <text:p text:style-name="P59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399761504744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3997615047728">
          <table:table-cell table:style-name="_32_._5f_Installatie_5f_uitvoeren.A1" office:value-type="string">
            <text:p text:style-name="P59"><text:span text:style-name="Strong_20_Emphasis"><text:span text:style-name="T434"><text:s/></text:span></text:span><text:span text:style-name="T118"><draw:control text:anchor-type="as-char" draw:z-index="4" draw:name="Vorm16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53">het gewenste </text:span></text:span><text:span text:style-name="Strong_20_Emphasis"><text:span text:style-name="T370">Installatie type</text:span></text:span><text:span text:style-name="Strong_20_Emphasis"><text:span text:style-name="T353">.</text:span></text:span></text:p>
          </table:table-cell>
        </table:table-row>
        <table:table-row table:style-name="TableLine9399761504801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8"><text:span text:style-name="Strong_20_Emphasis"><text:span text:style-name="T354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3997615048304">
          <table:table-cell table:style-name="_32_._5f_Installatie_5f_uitvoeren.A1" office:value-type="string">
            <text:p text:style-name="P77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399761504859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3997615048880">
          <table:table-cell table:style-name="_32_._5f_Installatie_5f_uitvoeren.A1" office:value-type="string">
            <text:p text:style-name="P59"><text:span text:style-name="Strong_20_Emphasis"><text:span text:style-name="T434"><text:s/></text:span></text:span><text:span text:style-name="T118"><draw:control text:anchor-type="as-char" draw:z-index="5" draw:name="Vorm19" draw:style-name="gr1" draw:text-style-name="P102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5">O</text:span></text:span><text:span text:style-name="Strong_20_Emphasis"><text:span text:style-name="T356">p </text:span></text:span><text:span text:style-name="Strong_20_Emphasis"><text:span text:style-name="T357">het </text:span></text:span><text:span text:style-name="Strong_20_Emphasis"><text:span text:style-name="T358">scherm </text:span></text:span><text:span text:style-name="Strong_20_Emphasis"><text:span text:style-name="T371">Waar bevindt u zich?</text:span></text:span><text:span text:style-name="Strong_20_Emphasis"><text:span text:style-name="T358"> </text:span></text:span><text:span text:style-name="Strong_20_Emphasis"><text:span text:style-name="T359">controleer </text:span></text:span><text:span text:style-name="Strong_20_Emphasis"><text:span text:style-name="T360">de </text:span></text:span><text:span text:style-name="Strong_20_Emphasis"><text:span text:style-name="T359">locatie en </text:span></text:span><text:span text:style-name="Strong_20_Emphasis"><text:span text:style-name="T355">klik </text:span></text:span><text:span text:style-name="Strong_20_Emphasis"><text:span text:style-name="T358">op </text:span></text:span><text:span text:style-name="Strong_20_Emphasis"><text:span text:style-name="T371">Verder</text:span></text:span><text:span text:style-name="Strong_20_Emphasis"><text:span text:style-name="T358">.</text:span></text:span></text:p>
          </table:table-cell>
        </table:table-row>
        <table:table-row table:style-name="TableLine93997615049168">
          <table:table-cell table:style-name="_32_._5f_Installatie_5f_uitvoeren.A1" office:value-type="string">
            <text:p text:style-name="P59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7"><text:span text:style-name="T372">Op </text:span><text:span text:style-name="T373">het </text:span><text:span text:style-name="T371">scherm </text:span><text:span text:style-name="Strong_20_Emphasis"><text:span text:style-name="T371">Wie bent u?</text:span></text:span><text:span text:style-name="T371"> </text:span><text:span text:style-name="T372">vul </text:span><text:span text:style-name="T374">in </text:span><text:span text:style-name="Strong_20_Emphasis"><text:span text:style-name="T375">Uw n</text:span></text:span><text:span text:style-name="Strong_20_Emphasis"><text:span text:style-name="T376">aam</text:span></text:span><text:span text:style-name="Strong_20_Emphasis"><text:span text:style-name="T361"> </text:span></text:span><text:span text:style-name="Definition"><text:span text:style-name="T436">gebruiker</text:span></text:span><text:span text:style-name="Strong_20_Emphasis"><text:span text:style-name="T362">, <text:line-break/></text:span></text:span><text:span text:style-name="Strong_20_Emphasis"><text:span text:style-name="T376">Naam </text:span></text:span><text:span text:style-name="Strong_20_Emphasis"><text:span text:style-name="T375">van uw </text:span></text:span><text:span text:style-name="Strong_20_Emphasis"><text:span text:style-name="T377">computer</text:span></text:span><text:span text:style-name="Definition"><text:span text:style-name="T432"> </text:span></text:span><text:span text:style-name="Definition"><text:span text:style-name="T436">computernaam</text:span></text:span><text:span text:style-name="Strong_20_Emphasis"><text:span text:style-name="T361">,<text:line-break/></text:span></text:span><text:span text:style-name="Strong_20_Emphasis"><text:span text:style-name="T375">Kies een g</text:span></text:span><text:span text:style-name="Strong_20_Emphasis"><text:span text:style-name="T377">ebruikersnaam</text:span></text:span><text:span text:style-name="Strong_20_Emphasis"><text:span text:style-name="T361"> </text:span></text:span><text:span text:style-name="Definition"><text:span text:style-name="T436">gebruikersnaam</text:span></text:span><text:span text:style-name="Strong_20_Emphasis"><text:span text:style-name="T361">,<text:line-break/></text:span></text:span><text:span text:style-name="Strong_20_Emphasis"><text:span text:style-name="T363">g</text:span></text:span><text:span text:style-name="Strong_20_Emphasis"><text:span text:style-name="T352">eef tweemaal een </text:span></text:span><text:span text:style-name="Strong_20_Emphasis"><text:span text:style-name="T369">wachtwoord</text:span></text:span><text:span text:style-name="Strong_20_Emphasis"><text:span text:style-name="T352">,</text:span></text:span><text:span text:style-name="Strong_20_Emphasis"><text:span text:style-name="T366"> </text:span></text:span><text:span text:style-name="Strong_20_Emphasis"><text:span text:style-name="T367">en</text:span></text:span><text:span text:style-name="Strong_20_Emphasis"><text:span text:style-name="T366"> </text:span></text:span><text:span text:style-name="Strong_20_Emphasis"><text:span text:style-name="T368">k</text:span></text:span><text:span text:style-name="Strong_20_Emphasis"><text:span text:style-name="T352">lik op </text:span></text:span><text:span text:style-name="Strong_20_Emphasis"><text:span text:style-name="T369">Verder</text:span></text:span><text:span text:style-name="Strong_20_Emphasis"><text:span text:style-name="T352">.</text:span></text:span></text:p>
          </table:table-cell>
        </table:table-row>
        <table:table-row table:style-name="TableLine9399761504945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997615049744">
          <table:table-cell table:style-name="_32_._5f_Installatie_5f_uitvoeren.A1" office:value-type="string">
            <text:p text:style-name="P59"><text:span text:style-name="Strong_20_Emphasis"><text:span text:style-name="T434"><text:s/></text:span></text:span><text:span text:style-name="T118"><draw:control text:anchor-type="as-char" draw:z-index="6" draw:name="Vorm21" draw:style-name="gr1" draw:text-style-name="P102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4">O</text:span></text:span><text:span text:style-name="Strong_20_Emphasis"><text:span text:style-name="T365">p het scherm </text:span></text:span><text:span text:style-name="Strong_20_Emphasis"><text:span text:style-name="T378">Installatie voltooid</text:span></text:span><text:span text:style-name="Strong_20_Emphasis"><text:span text:style-name="T365"> </text:span></text:span><text:span text:style-name="Strong_20_Emphasis"><text:span text:style-name="T364">klik </text:span></text:span><text:span text:style-name="Strong_20_Emphasis"><text:span text:style-name="T352">op </text:span></text:span><text:span text:style-name="Strong_20_Emphasis"><text:span text:style-name="T369">Nu herstarten</text:span></text:span><text:span text:style-name="Strong_20_Emphasis"><text:span text:style-name="T352">.</text:span></text:span></text:p>
          </table:table-cell>
        </table:table-row>
        <table:table-row table:style-name="TableLine9399761505003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997615050320">
          <table:table-cell table:style-name="_32_._5f_Installatie_5f_uitvoeren.A1" office:value-type="string">
            <text:p text:style-name="P59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51"><text:span text:style-name="Strong_20_Emphasis"><text:span text:style-name="T196"/></text:span></text:p>
      <text:list xml:id="list80410704464179" text:continue-numbering="true" text:style-name="L1">
        <text:list-item>
          <text:p text:style-name="P97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5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97615016048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5">Aanmelden als </text:span></text:span><text:span text:style-name="Definition"><text:span text:style-name="T428">gebruiker</text:span></text:span><text:span text:style-name="Strong_20_Emphasis"><text:span text:style-name="T85">.</text:span></text:span></text:p>
          </table:table-cell>
        </table:table-row>
        <table:table-row table:style-name="TableLine9399761526283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8"><text:span text:style-name="Strong_20_Emphasis"><text:span text:style-name="T199"/></text:span></text:p>
          </table:table-cell>
        </table:table-row>
        <table:table-row table:style-name="TableLine93997615209424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3997615123936">
          <table:table-cell table:style-name="_33_._5f_Installatie_5f_afronden.A1" office:value-type="string">
            <text:p text:style-name="P60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399761508984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97615210544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49"><text:span text:style-name="T305">De </text:span><text:span text:style-name="T306">Super</text:span><text:span text:style-name="T305">-toets is de Windows</text:span><text:span text:style-name="T307">-</text:span><text:span text:style-name="T308">toets</text:span><text:span text:style-name="T305">, </text:span><text:span text:style-name="T307">C</text:span><text:span text:style-name="T305">ommand-</text:span><text:span text:style-name="T308">toets</text:span><text:span text:style-name="T305">, of </text:span><text:span text:style-name="T307">V</text:span><text:span text:style-name="T305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399761512156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399761519076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39976151254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97615208944">
          <table:table-cell table:style-name="_33_._5f_Installatie_5f_afronden.A1" office:value-type="string">
            <text:p text:style-name="P42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399761513444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399761525638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97615261952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3997615259264">
          <table:table-cell table:style-name="_33_._5f_Installatie_5f_afronden.A1" office:value-type="string">
            <text:p text:style-name="P60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8"><text:span text:style-name="T340">Als</text:span><text:span text:style-name="T341"> </text:span><text:span text:style-name="T342">er </text:span><text:span text:style-name="T341">updates beschikbaar zijn, k</text:span><text:span text:style-name="T343">lik op </text:span><text:span text:style-name="Strong_20_Emphasis"><text:span text:style-name="T343">Nu installeren</text:span></text:span><text:span text:style-name="T343">.</text:span></text:p>
          </table:table-cell>
        </table:table-row>
        <table:table-row table:style-name="TableLine93997615260880">
          <table:table-cell table:style-name="_33_._5f_Installatie_5f_afronden.A1" office:value-type="string">
            <text:p text:style-name="P60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8"><text:span text:style-name="T344">A</text:span><text:span text:style-name="T434">ls </text:span><text:span text:style-name="Strong_20_Emphasis"><text:span text:style-name="T345">Updatebeheer </text:span></text:span><text:span text:style-name="T434">hierom vraagt, </text:span><text:span text:style-name="T437">h</text:span><text:span text:style-name="T434">erstart </text:span><text:span text:style-name="T438">de</text:span><text:span text:style-name="T434"> computer </text:span><text:span text:style-name="T439">en daarna weer aanmelden als </text:span><text:span text:style-name="Definition"><text:span text:style-name="T431">gebruiker</text:span></text:span><text:span text:style-name="T434">.</text:span></text:p>
          </table:table-cell>
        </table:table-row>
        <table:table-row table:style-name="TableLine9399761523921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97615223184">
          <table:table-cell table:style-name="_33_._5f_Installatie_5f_afronden.A1" office:value-type="string">
            <text:p text:style-name="P59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3997615252624">
          <table:table-cell table:style-name="_33_._5f_Installatie_5f_afronden.A1" office:value-type="string">
            <text:p text:style-name="P64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9"><text:span text:style-name="T440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3997615254992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80"><text:span text:style-name="T434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399761525577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3997615253184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3997615253968">
          <table:table-cell table:style-name="_33_._5f_Installatie_5f_afronden.A1" office:value-type="string">
            <text:p text:style-name="P60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3997615242064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3997615242848">
          <table:table-cell table:style-name="_33_._5f_Installatie_5f_afronden.A1" office:value-type="string">
            <text:p text:style-name="P90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  <table:table-row table:style-name="TableLine93997615244752"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89"/>
          </table:table-cell>
        </table:table-row>
        <table:table-row table:style-name="TableLine93997615245456"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89">De installatie kan nagelopen worden met bestand <text:span text:style-name="T447">App</text:span><text:span text:style-name="T448">s</text:span> in map <text:span text:style-name="T447">kz</text:span> in <text:span text:style-name="T447">Documenten</text:span>.</text:p>
          </table:table-cell>
        </table:table-row>
      </table:table>
      <text:p text:style-name="P55"><text:span text:style-name="Strong_20_Emphasis"><text:span text:style-name="T85"><text:tab/></text:span></text:span></text:p>
      <text:p text:style-name="P56"><text:span text:style-name="Strong_20_Emphasis"><text:span text:style-name="T142"/></text:span></text:p>
      <text:p text:style-name="P57"><text:span text:style-name="Strong_20_Emphasis"><text:span text:style-name="T129"/></text:span></text:p>
      <text:list xml:id="list80410018248481" text:continue-numbering="true" text:style-name="L1">
        <text:list-item>
          <text:p text:style-name="P101"><text:span text:style-name="Strong_20_Emphasis"><text:span text:style-name="T423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3997615249344">
          <table:table-cell table:style-name="Tabel2.A1" office:value-type="string">
            <text:p text:style-name="P70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2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28">gebruiker</text:span></text:span><text:span text:style-name="Strong_20_Emphasis"><text:span text:style-name="T159"><text:note text:id="ftn9" text:note-class="footnote"><text:note-citation>1</text:note-citation><text:note-body><text:p text:style-name="P86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3997615314336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3997615314960">
          <table:table-cell table:style-name="Tabel2.A1" office:value-type="string">
            <text:p text:style-name="P78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2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0" text:note-class="footnote"><text:note-citation>2</text:note-citation><text:note-body><text:p text:style-name="P83"><text:span text:style-name="T287">D</text:span>e <text:span text:style-name="T415">Super</text:span>-toets <text:span text:style-name="T287">is </text:span>de Windows<text:span text:style-name="T419">-</text:span><text:span text:style-name="T414">toets</text:span>, <text:span text:style-name="T419">C</text:span>ommand-<text:span text:style-name="T414">toets</text:span>, of <text:span text:style-name="T419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399761529912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399761530497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3997615305600">
          <table:table-cell table:style-name="Tabel2.A1" office:value-type="string">
            <text:p text:style-name="P44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2" svg:width="0.35cm" svg:height="0.35cm" draw:control="control29"/></text:span></text:span></text:p>
          </table:table-cell>
          <table:table-cell table:style-name="Tabel2.A1" office:value-type="string">
            <text:p text:style-name="P95">Wijzig <text:span text:style-name="T450">A</text:span>chtergrond<text:note text:id="ftn11" text:note-class="footnote"><text:note-citation>3</text:note-citation><text:note-body><text:p text:style-name="P94">Via <text:span text:style-name="T449">een druk op </text:span>d<text:span text:style-name="T347">e </text:span><text:span text:style-name="T348">Super</text:span><text:span text:style-name="T347">-toets, </text:span><text:span text:style-name="T346">zoek </text:span><text:span text:style-name="T349">acht</text:span><text:span text:style-name="T346"> en klik achter </text:span><text:span text:style-name="T349">Instellingen</text:span><text:span text:style-name="T346"> op </text:span><text:span text:style-name="T349">Achtergrond</text:span><text:span text:style-name="T347">.</text:span></text:p></text:note-body></text:note>, zie bestand <text:span text:style-name="T448">A</text:span><text:span text:style-name="T447">chtergrond</text:span> in map <text:span text:style-name="T447">kz</text:span> in <text:span text:style-name="T447">Documenten</text:span>.</text:p>
          </table:table-cell>
        </table:table-row>
        <table:table-row table:style-name="TableLine93997615306224">
          <table:table-cell table:style-name="Tabel2.A1" office:value-type="string">
            <text:p text:style-name="P44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2" svg:width="0.35cm" svg:height="0.35cm" draw:control="control30"/></text:span></text:span></text:p>
          </table:table-cell>
          <table:table-cell table:style-name="Tabel2.A1" office:value-type="string">
            <text:p text:style-name="P95">Wijzig Gebruikersfoto<text:note text:id="ftn12" text:note-class="footnote"><text:note-citation>4</text:note-citation><text:note-body><text:p text:style-name="P94">Via <text:span text:style-name="T449">een druk op </text:span>d<text:span text:style-name="T347">e </text:span><text:span text:style-name="T348">Super</text:span><text:span text:style-name="T347">-toets, </text:span><text:span text:style-name="T346">zoek </text:span><text:span text:style-name="T349">gebr</text:span><text:span text:style-name="T346"> en klik achter </text:span><text:span text:style-name="T349">Instellingen</text:span><text:span text:style-name="T346"> op </text:span><text:span text:style-name="T349">Gebruikers</text:span><text:span text:style-name="T347">.</text:span></text:p></text:note-body></text:note>, zie bestand <text:span text:style-name="T447">Gebruikersfoto</text:span> in map <text:span text:style-name="T447">kz</text:span> in <text:span text:style-name="T447">Documenten</text:span>.</text:p>
          </table:table-cell>
        </table:table-row>
        <table:table-row table:style-name="TableLine93997615306848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50"/>
          </table:table-cell>
        </table:table-row>
        <table:table-row table:style-name="TableLine93997615316272">
          <table:table-cell table:style-name="Tabel2.A1" office:value-type="string">
            <text:p text:style-name="P40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2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4"/></text:span></text:p>
      <text:p text:style-name="P39"/>
      <text:p text:style-name="P45"><text:span text:style-name="T298">E</text:span><text:span text:style-name="T299">inde c</text:span><text:span text:style-name="T300">hecklist, </text:span><text:span text:style-name="T301">d</text:span><text:span text:style-name="T300">e installatie van </text:span><text:span text:style-name="T300"><text:reference-ref text:reference-format="text" text:ref-name="Distributie">Ubuntu</text:reference-ref></text:span><text:span text:style-name="T300"><text:s/></text:span><text:span text:style-name="T302"><text:reference-ref text:reference-format="text" text:ref-name="Versie">22.04</text:reference-ref></text:span><text:span text:style-name="Strong_20_Emphasis"><text:span text:style-name="T323"><text:s/></text:span></text:span><text:span text:style-name="Strong_20_Emphasis"><text:span text:style-name="T324">LTS</text:span></text:span><text:span text:style-name="T48"> </text:span><text:span text:style-name="T300"><text:reference-ref text:reference-format="text" text:ref-name="Editie">desktop</text:reference-ref></text:span><text:span text:style-name="T300"><text:s/>is voltooid.</text:span></text:p>
      <text:p text:style-name="P99"/>
      <text:p text:style-name="P46"><text:span text:style-name="T300">I</text:span><text:span text:style-name="T297">ndien gewenst </text:span><text:span text:style-name="T304">volg</text:span><text:span text:style-name="T297"> </text:span><text:span text:style-name="T309">eenmalig</text:span><text:span text:style-name="T303"> </text:span><text:span text:style-name="T297">de Checklist instellen</text:span><text:span text:style-name="T300"> </text:span><text:span text:style-name="T300"><text:reference-ref text:reference-format="text" text:ref-name="Distributie">Ubuntu</text:reference-ref></text:span><text:span text:style-name="T300"><text:s/></text:span><text:span text:style-name="T302"><text:reference-ref text:reference-format="text" text:ref-name="Versie">22.04</text:reference-ref></text:span><text:span text:style-name="Strong_20_Emphasis"><text:span text:style-name="T323"><text:s/></text:span></text:span><text:span text:style-name="Strong_20_Emphasis"><text:span text:style-name="T324">LTS</text:span></text:span><text:span text:style-name="T48"> </text:span><text:span text:style-name="T300"><text:reference-ref text:reference-format="text" text:ref-name="Editie">desktop</text:reference-ref></text:span><text:span text:style-name="T297">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4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06T08:04:09.749683449">06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6T08:04:09.562810480</dc:date>
    <meta:keyword>Installatie</meta:keyword>
    <meta:keyword>Checklist</meta:keyword>
    <meta:keyword>Linux</meta:keyword>
    <meta:editing-cycles>6394</meta:editing-cycles>
    <meta:editing-duration>P11DT6H38M47S</meta:editing-duration>
    <meta:print-date>2021-03-23T20:07:57.967210640</meta:print-date>
    <dc:creator>Karel Zimmer</dc:creator>
    <meta:document-statistic meta:table-count="4" meta:image-count="0" meta:object-count="0" meta:page-count="4" meta:paragraph-count="105" meta:word-count="920" meta:character-count="6314" meta:non-whitespace-character-count="5426"/>
    <meta:user-defined meta:name="Info 1"/>
    <meta:user-defined meta:name="Info 2"/>
    <meta:user-defined meta:name="Info 3"/>
    <meta:user-defined meta:name="Info 4"/>
  </office:meta>
</office:document-meta>
</file>